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1pt" style:font-size-asian="21pt" style:font-size-complex="21pt"/>
    </style:style>
    <style:style style:name="T1" style:family="text">
      <style:text-properties fo:font-variant="normal" fo:text-transform="none" fo:color="#000000" loext:opacity="100%"/>
    </style:style>
    <style:style style:name="T2" style:family="text">
      <style:text-properties fo:font-variant="normal" fo:text-transform="none" fo:color="#000000" loext:opacity="100%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Com o nosso canal de comunidade, elas podem dividir o que aconteceu com elas, fazendo com que novas vítimas em potencial reconheçam os padrões e consigam escapar desse tipo de situação.</text:span><text:span text:style-name="T1"> </text:span></text:p>
      <text:p text:style-name="P1"><text:span text:style-name="T1"/></text:p>
      <text:p text:style-name="P1"><text:span text:style-name="T2">Os artigos presentes em nosso site ajudam de várias formas com os 3 Cs: Como identificar, como proteger e como denunciar. Além das notícias da semana para os nossos clientes ficarem sempre atualizadas.</text:span><text:span text:style-name="T1"> </text:span></text:p>
      <text:p text:style-name="P1"><text:span text:style-name="T1"/></text:p>
      <text:p text:style-name="P1"><text:span text:style-name="T2">Nossas vítimas conseguem denunciar de forma rápida e silenciosa, apenas colocando as informações pedidas e aguardando a polícia chegar no local.</text:span><text:span text:style-name="T1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4T11:59:20.588590269</meta:creation-date>
    <dc:date>2023-06-24T14:03:17.454432301</dc:date>
    <meta:editing-duration>PT1H53M46S</meta:editing-duration>
    <meta:editing-cycles>1</meta:editing-cycles>
    <meta:document-statistic meta:table-count="0" meta:image-count="0" meta:object-count="0" meta:page-count="1" meta:paragraph-count="3" meta:word-count="85" meta:character-count="533" meta:non-whitespace-character-count="448"/>
    <meta:generator>LibreOffice/7.3.7.2$Linux_X86_64 LibreOffice_project/30$Build-2</meta:generator>
  </office:meta>
</office:document-meta>
</file>